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93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Martim Soa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Dona Constança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Rodeiro (Ponte Vedra)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table:number-columns-repeated="3" office:value-type="string" calcext:value-type="string">
            <text:p>família</text:p>
          </table:table-cell>
          <table:table-cell office:value-type="string" calcext:value-type="string">
            <text:p>Dona Constança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Constança de Rod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Múnio Fernandes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Soares de Taveiró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Dona Constança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iras Per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Bavec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stadi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Zor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bril Pe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bril Per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erras de Ned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Gonçalo Esqui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onçalo Esqui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ado Esqui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elano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Varela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Varela Fernand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Fernando 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Varela Fernande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Morraz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Búv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Búv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o Moniz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aio Moniz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relaçons</text:p>
          </table:table-cell>
          <table:table-cell office:value-type="string" calcext:value-type="string">
            <text:p>política</text:p>
          </table:table-cell>
          <table:table-cell office:value-type="string" calcext:value-type="string">
            <text:p>Nóvo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Nóvoas</text:p>
          </table:table-cell>
          <table:table-cell table:number-columns-repeated="3" office:value-type="string" calcext:value-type="string">
            <text:p>família</text:p>
          </table:table-cell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badessa de Dormeá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badessa de Dormeá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ão Pais de Tamalhanc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badessa de Dormeá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badessa de Dormeá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ão Cristóvão de Dormeá</text:p>
          </table:table-cell>
          <table:table-cell/>
        </table:table-row>
        <table:table-row table:style-name="ro1">
          <table:table-cell office:value-type="string" calcext:value-type="string">
            <text:p>Calheir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nte de Lim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odrigo Fernand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Rodrigues de Calheir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Rodrigo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Rodrigues de Calheir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alheiro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ernão Rodrigues de Calheir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Gonçalo Eanes de Nóvo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onçalo Eanes de Nóv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onçalo Eanes de Nóv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Nóvo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Gonçalo Eanes de Nóv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eã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a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recente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recent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inh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ur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or da Can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or da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ai da Can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Aboim de Nóbrega</text:p>
          </table:table-cell>
          <table:table-cell/>
        </table:table-row>
        <table:table-row table:style-name="ro1">
          <table:table-cell office:value-type="string" calcext:value-type="string">
            <text:p>Aboim de Nóbreg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Ourigues de Nóbreg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Ourigues de Nóbreg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stadi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Dona Beatriz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Beatriz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nte de Lim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Alentej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Marinha Alons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nha Al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Peres de Argani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Maria Eanes de Aboim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nha Al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Maria Eanes de Aboim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Eanes de Porte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nha Al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Eanes de Porte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Eanes de Porte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table:style-name="ce1"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table:style-name="ce1"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fundar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Vila Boim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fundar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rte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fundar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Mosteiro de Marmel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Soares Coe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Soares Coe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ourenç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Peres de Aboim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aminho Francê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aminho Francês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Talavera de la Rein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Baion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Airas de Santiag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ourenç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ia Lev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ia e Sancha Pe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oeda Velh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Vasques de Talaveir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oeda Ve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Toronh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Toronh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udoeste Galiz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Mosteiro de Fiãe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osteiro de Fiães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Melgaç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ornelo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Fornel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Ribadáv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ibadáv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Nóvo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Soares Somes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uião Bols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em Rodrigues Teno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uião Bols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Soares Coe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uião Bolseir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uião Bols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rraca Guterres Moch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Urraca Guterres Moc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ernando de Serp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ando de Serp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João Soares Coe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Lestrove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João Martins Mox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tim Mox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Eanes Mox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Cêrzeo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Cêrzeo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êrci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êrci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Lalim (GZ)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êrci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roximi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Taveirô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table:number-columns-repeated="3" office:value-type="string" calcext:value-type="string">
            <text:p>família</text:p>
          </table:table-cell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table:number-columns-repeated="3" office:value-type="string" calcext:value-type="string">
            <text:p>família</text:p>
          </table:table-cell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Urraca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Pedr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Nu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Gonçalo Nu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Eanes Cêrze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Nuno Fernandes Torneo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João Fernandes Torneo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Fernandes Torneol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órdov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Torneol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Nuno Fernandes Torneo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orneol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Nuno Fernandes Torneo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Córdov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órdova</text:p>
          </table:table-cell>
          <table:table-cell office:value-type="string" calcext:value-type="string">
            <text:p>geo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Lim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João Airas de Lim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Urraca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Urraca Fernand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Minho ourensan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Osório Eane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raça do Camp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raça do Camp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coetaneo</text:p>
          </table:table-cell>
          <table:table-cell office:value-type="string" calcext:value-type="string">
            <text:p>Gomes Garc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coetaneo</text:p>
          </table:table-cell>
          <table:table-cell office:value-type="string" calcext:value-type="string">
            <text:p>Rui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coetaneo</text:p>
          </table:table-cell>
          <table:table-cell office:value-type="string" calcext:value-type="string">
            <text:p>Sanco Sanch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e Cana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de Cana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aradela (Tordoia)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stadi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de Can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Ponte Vedr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iudad Rodrig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assassinado</text:p>
          </table:table-cell>
          <table:table-cell office:value-type="string" calcext:value-type="string">
            <text:p>Rui Peres Teno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Rui Peres Teno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Mem Rodrigues Teno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ldao Maldonado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Rodrigo Gom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Forcarei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Taveirô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ilhed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roximi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odrigo Gom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rav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Rodrigo Gom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Rodrigo Gom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Pai Moniz de Rodei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filha de Dom Pai Moniz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Pai Soares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Pero Velho de Taveirô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Maior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ilha de Dom Pai Moniz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Pai Moniz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Jerez de la Frontera</text:p>
          </table:table-cell>
          <table:table-cell/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ia Balteir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e Ambro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ourenç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Vasco Peres Pard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e Ambro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Gonçalo Eanes do Vinha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Gomes Barro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Bavec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tim Soar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e Ambr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Ultramar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dro Amigo de Sevilh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cabru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storg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liste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Pedro Nunes de Santiag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na Beatriz de Suáb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na Beatriz de Suáb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aume 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Ca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opo Dias de Ha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Telo Afonso de Menes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e Arme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Terra Sant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mbro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Ambroa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anto Tirso de Ambroa</text:p>
          </table:table-cell>
          <table:table-cell table:style-name="ce1"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Santo Tirso de Ambr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run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Fernando Escal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Garcia de Ambr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relaçons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Dom Múnio Fernandes de Rodeir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Pero Meo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São Simão de Ons-Cacheira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Pero Meog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sten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Costenl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ão Simão de Ons-Cacheira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ão Simão de Ons-Cacheiras</text:p>
          </table:table-cell>
          <table:table-cell/>
          <table:table-cell office:value-type="string" calcext:value-type="string">
            <text:p>proximi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ui Fernande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Rui Fernande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Rui Fernande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Rui Fernandes de Santiag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ancho Sanch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ancho Sanch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ferência</text:p>
          </table:table-cell>
          <table:table-cell office:value-type="string" calcext:value-type="string">
            <text:p>São Simão de Ons-Cacheira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ancho Sanche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São Salvador de Bastavale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São Salvador de Bastavales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Briom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ernand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na Beatriz de Suáb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ducaçom</text:p>
          </table:table-cell>
          <table:table-cell office:value-type="string" calcext:value-type="string">
            <text:p>política</text:p>
          </table:table-cell>
          <table:table-cell office:value-type="string" calcext:value-type="string">
            <text:p>Garcia Fernandes de Villamay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arcia Fernandes de Villamayor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na Maior Aira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Garcia Fernandes de Villamayor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na Maior Aira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Maceda (Galiza)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na Maior Aira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Limas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educaçom</text:p>
          </table:table-cell>
          <table:table-cell office:value-type="string" calcext:value-type="string">
            <text:p>política</text:p>
          </table:table-cell>
          <table:table-cell office:value-type="string" calcext:value-type="string">
            <text:p>Dona Maior Aira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Ribadáv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Maria Af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I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a Afons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eresa Gil de Soveros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Maria Afons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Toronh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relaçons</text:p>
          </table:table-cell>
          <table:table-cell office:value-type="string" calcext:value-type="string">
            <text:p>Maria Afons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Múrc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Sevil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Fernando de la Cerd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Sanch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da Pont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Garcia Pe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ai Gomes Charinh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Vasco Gi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fonso Eanes do Cotom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Gonçalo Eanes do Vinh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Dom Arnald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Beatriz de Guillén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Beatriz de Guillén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Beatriz de Suáb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Beatriz de Suáb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Frederico II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III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Bolonh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Ca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fonso X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Isabel de Arag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sabel de Aragã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Isabel de Aragã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Pero Meog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sabel de Aragã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Estêvão Ean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os Ma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Fernão Vasques Pimente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Vasques Pimente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Vasques Pimente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Dom João Afonso de Albuquerqu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Fernão Vasques Pimentel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Afons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Afonso IV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política</text:p>
          </table:table-cell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família</text:p>
          </table:table-cell>
          <table:table-cell office:value-type="string" calcext:value-type="string">
            <text:p>Teresa Migué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geografica</text:p>
          </table:table-cell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ispo de Viseu (Dom Miguel Vivas)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Martim de Mox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de Gaia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João Garcia de Guilhad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Zor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mecenado</text:p>
          </table:table-cell>
          <table:table-cell office:value-type="string" calcext:value-type="string">
            <text:p>Dom Din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Bispo de Viseu (Dom Miguel Vivas)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ofício</text:p>
          </table:table-cell>
          <table:table-cell office:value-type="string" calcext:value-type="string">
            <text:p>Afonso IV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Dom Pedro de Barcelos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Bispo de Viseu (Dom Miguel Vivas)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João Zor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João Zorro</text:p>
          </table:table-cell>
          <table:table-cell office:value-type="string" calcext:value-type="string">
            <text:p>pessoa</text:p>
          </table:table-cell>
          <table:table-cell table:number-columns-repeated="2" office:value-type="string" calcext:value-type="string">
            <text:p>literária</text:p>
          </table:table-cell>
          <table:table-cell office:value-type="string" calcext:value-type="string">
            <text:p>Airas Nunes de Santiago</text:p>
          </table:table-cell>
          <table:table-cell office:value-type="string" calcext:value-type="string">
            <text:p>pesso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-00-0000</text:date>, <text:time style:data-style-name="N2" text:time-value="11:55:13.3986930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2:09:28.917126099</meta:creation-date>
    <dc:date>2015-05-27T01:19:30.796554936</dc:date>
    <meta:editing-duration>PT6H6M12S</meta:editing-duration>
    <meta:editing-cycles>9</meta:editing-cycles>
    <meta:generator>LibreOffice/4.4.2.2$Linux_X86_64 LibreOffice_project/40m0$Build-2</meta:generator>
    <meta:document-statistic meta:table-count="1" meta:cell-count="1908" meta:object-count="0"/>
  </office:meta>
</office:document-meta>
</file>